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officeooo:rsid="000d96f0" officeooo:paragraph-rsid="000d96f0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text-properties fo:font-size="14pt" officeooo:paragraph-rsid="000d96f0" style:font-size-asian="14pt" style:font-size-complex="14pt"/>
    </style:style>
    <style:style style:name="P5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6" style:family="paragraph" style:parent-style-name="Standard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style:text-line-through-style="none" style:text-line-through-type="non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Heading_20_3">
      <style:text-properties style:text-line-through-style="none" style:text-line-through-type="non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Horizontal_20_Line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Heading_20_3">
      <style:text-properties style:text-underline-style="none" fo:font-weight="normal" style:font-weight-asian="normal" style:font-weight-complex="normal"/>
    </style:style>
    <style:style style:name="P12" style:family="paragraph" style:parent-style-name="Text_20_body" style:list-style-name="L1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Text_20_body" style:list-style-name="L2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 style:parent-style-name="Text_20_body" style:list-style-name="L2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6" style:family="paragraph" style:parent-style-name="Quotations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text-line-through-style="none" style:text-line-through-type="none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text-line-through-style="none" style:text-line-through-type="none" fo:font-size="14pt" style:text-underline-style="solid" style:text-underline-width="auto" style:text-underline-color="font-color" fo:font-weight="bold" officeooo:rsid="001187b7" officeooo:paragraph-rsid="001187b7" style:font-size-asian="14pt" style:font-weight-asian="bold" style:font-size-complex="14pt" style:font-weight-complex="bold"/>
    </style:style>
    <style:style style:name="P19" style:family="paragraph" style:parent-style-name="Standard">
      <style:text-properties style:text-line-through-style="none" style:text-line-through-type="none" fo:font-size="14pt" style:text-underline-style="none" fo:font-weight="bold" officeooo:rsid="001187b7" officeooo:paragraph-rsid="001187b7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paragraph-rsid="001187b7"/>
    </style:style>
    <style:style style:name="P21" style:family="paragraph" style:parent-style-name="Standard">
      <style:text-properties fo:color="#0a0a0a" loext:opacity="100%" style:font-name="Google Sans" officeooo:rsid="001187b7" officeooo:paragraph-rsid="0012e844" style:font-size-asian="14pt" style:font-size-complex="14pt"/>
    </style:style>
    <style:style style:name="P22" style:family="paragraph" style:parent-style-name="Text_20_body" style:list-style-name="L3">
      <style:text-properties fo:color="#0a0a0a" loext:opacity="100%" style:font-name="Google Sans" officeooo:rsid="001187b7" style:font-size-asian="14pt" style:font-size-complex="14pt"/>
    </style:style>
    <style:style style:name="P23" style:family="paragraph" style:parent-style-name="Standard">
      <style:text-properties style:text-line-through-style="none" style:text-line-through-type="none" fo:font-size="14pt" style:text-underline-style="none" fo:font-weight="normal" officeooo:rsid="001187b7" officeooo:paragraph-rsid="0012e844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5" style:family="text">
      <style:text-properties style:text-line-through-style="none" style:text-line-through-type="none" fo:font-size="14pt" style:text-underline-style="solid" style:text-underline-width="auto" style:text-underline-color="font-color" officeooo:rsid="0012e844" style:font-size-asian="14pt" style:font-size-complex="14pt"/>
    </style:style>
    <style:style style:name="T6" style:family="text">
      <style:text-properties style:text-line-through-style="none" style:text-line-through-type="none" fo:font-size="14pt" style:text-underline-style="solid" style:text-underline-width="auto" style:text-underline-color="font-color" officeooo:rsid="001187b7" style:font-size-asian="14pt" style:font-size-complex="14pt"/>
    </style:style>
    <style:style style:name="T7" style:family="text">
      <style:text-properties style:text-line-through-style="none" style:text-line-through-type="none" fo:font-size="14pt" style:text-underline-style="solid" style:text-underline-width="auto" style:text-underline-color="font-color" fo:font-weight="bold" officeooo:rsid="001187b7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font-weight-asian="normal" style:font-weight-complex="normal"/>
    </style:style>
    <style:style style:name="T9" style:family="text">
      <style:text-properties fo:font-variant="normal" fo:text-transform="none" fo:color="#0a0a0a" loext:opacity="100%" style:font-name="Google Sans" fo:font-size="12pt" fo:letter-spacing="normal" fo:font-style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Booting Process in Linux (Steps in detail)</text:p>
      <text:p text:style-name="P2">Step 1: BIOS / UEFI Initialization</text:p>
      <text:p text:style-name="P2">Do you know whether your RHEL 9 system uses BIOS/MBR or UEFI/GPT boot mode?</text:p>
      <text:p text:style-name="P2">(You can check using ls /sys/firmware/efi — if that exists, it’s UEFI.)</text:p>
      <text:p text:style-name="P2"/>
      <text:p text:style-name="P2">Step 2: Boot Loader (GRUB2 Stage)</text:p>
      <text:p text:style-name="P2"><text:span text:style-name="T1">GRUB2</text:span> (GRand Unified Bootloader, version 2) is the default bootloader for many</text:p>
      <text:p text:style-name="P2"><text:s/>modern Linux distributions like Ubuntu, Debian, and Fedora. It is the first</text:p>
      <text:p text:style-name="P2"><text:s/>software to run when a computer starts, responsible for loading the operating</text:p>
      <text:p text:style-name="P2"><text:s/>system kernel. GRUB2 can also chain-load other operating systems </text:p>
      <text:p text:style-name="P2">and understands various file systems and kernel formats. Key features include UUID support </text:p>
      <text:p text:style-name="P2">and a more robust configuration system that uses scripts in /etc/grub.d</text:p>
      <text:p text:style-name="P2"><text:s/>and user settings from /etc/default/grub to generate the final configuration file, /boot/grub/grub.cfg</text:p>
      <text:p text:style-name="P2"/>
      <text:p text:style-name="P2">The <text:span text:style-name="T1">Linux kernel</text:span> is the core, free, and open-source software that acts as the</text:p>
      <text:p text:style-name="P2">interface between a computer's hardware and its software. Created by Linus Torvalds </text:p>
      <text:p text:style-name="P2">in 1991, it manages crucial system resources like the CPU, memory, and devices,</text:p>
      <text:p text:style-name="P2"><text:s/>enabling different software and applications to run on various hardware.</text:p>
      <text:p text:style-name="P2"><text:s/>It is the central component of Linux-based operating systems used globally. </text:p>
      <text:p text:style-name="P3">Key functions of Linux kernel</text:p>
      <text:p text:style-name="P4">Hardware abstraction: The kernel provides a consistent interface for software to interact with diverse hardware components, so applications don't need to know the specific details of every device. </text:p>
      <text:p text:style-name="P2">Resource management: It handles the allocation and management of system resources,such as the CPU, memory, and input/output (I/O) operations, to ensure smooth and efficient operation. </text:p>
      <text:p text:style-name="P2">Process management: It schedules and manages all the processes running on the system, determining which ones get access to the CPU and for how long. </text:p>
      <text:p text:style-name="P2">File system management: The kernel manages file systems, providing access to files </text:p>
      <text:p text:style-name="P2">and directories while handling storage and permissions. </text:p>
      <text:p text:style-name="P2">Device control: It includes and manages device drivers, which allow the operating system to communicate with hardware devices. </text:p>
      <text:p text:style-name="P2"/>
      <text:p text:style-name="P2"><text:s/><text:span text:style-name="T1">💻 What an Operating System Is</text:span>:</text:p>
      <text:p text:style-name="P2"/>
      <text:p text:style-name="P2">An Operating System (OS) =Kernel + System Utilities + User Interface + Applications So, when you install Ubuntu, Fedora, or RHEL, you’re actually installing:</text:p>
      <text:p text:style-name="P2"/>
      <text:p text:style-name="P2">The Linux kernel</text:p>
      <text:p text:style-name="P2">Plus tools like bash, systemd, coreutils, package managers, etc.</text:p>
      <text:p text:style-name="P2"><text:soft-page-break/>Together, these form a Linux-based Operating System (often called a Linux distribution).</text:p>
      <text:p text:style-name="P2">🧩 In short:</text:p>
      <text:p text:style-name="P2">Term<text:tab/>Description</text:p>
      <text:p text:style-name="P2">Linux Kernel<text:tab/>The core that controls hardware and resources</text:p>
      <text:p text:style-name="P2">Linux OS / Distro<text:tab/>Kernel + user tools + UI = complete system</text:p>
      <text:p text:style-name="P2">Example:</text:p>
      <text:p text:style-name="P2">Kernel → “Engine”</text:p>
      <text:p text:style-name="P2">Linux OS → “Car” 🚗 (engine + body + wheels + controls)</text:p>
      <text:p text:style-name="P2"/>
      <text:p text:style-name="P2"/>
      <text:p text:style-name="P3">Initramfs </text:p>
      <text:p text:style-name="P2">when the linux kernal is first booted it doesnot have access to</text:p>
      <text:p text:style-name="P2"><text:s/>the real file systems ans it needs drivers(ext4,xfs,LVM) for the disk control, </text:p>
      <text:p text:style-name="P2">drivers are in disk. therefore the along with the linux kernal </text:p>
      <text:p text:style-name="P2">the bootloader loads the initramfs, where the initial ram file systemacts as a small linux system </text:p>
      <text:p text:style-name="P2">it has the basic tools, drivers, scripts.</text:p>
      <text:p text:style-name="P2">Bootloader → loads the Linux kernel and the initramfs into memory (RAM)</text:p>
      <text:p text:style-name="P2">✅ The bootloader’s job is to copy both files (vmlinuz and initramfs.img) from disk into RAM.</text:p>
      <text:p text:style-name="P2">Linux kernel → uses the initramfs</text:p>
      <text:p text:style-name="P2">✅ Once the kernel is running (already in memory), it extracts and mounts the initramfs as a temporary root filesystem.</text:p>
      <text:p text:style-name="P2"/>
      <text:p text:style-name="P2"/>
      <text:p text:style-name="P5">where does kernel gets init?-----<text:span text:style-name="T2">-root filesystem.</text:span></text:p>
      <text:p text:style-name="P2">The kernel gets init from either the init= parameter (if specified) or the default path /sbin/init on the root filesystem.</text:p>
      <text:p text:style-name="P2"><text:s text:c="42"/><text:span text:style-name="T2"><text:s text:c="6"/>but </text:span></text:p>
      <text:p text:style-name="P3">u saying init is in rootfile system in third step we only mounted the intramfs how kernel acces init if it is in root file system</text:p>
      <text:p text:style-name="P2"/>
      <text:p text:style-name="P2">1️⃣ After the kernel loads, the only filesystem it can see is the initramfs — a small temporary root filesystem built into memory.</text:p>
      <text:p text:style-name="P2"/>
      <text:p text:style-name="P2">This initramfs is loaded by GRUB alongside the kernel (the file is something like /boot/initramfs-&lt;version&gt;.img).</text:p>
      <text:p text:style-name="P2"/>
      <text:p text:style-name="P2">It contains a minimal Linux environment with a few programs, including its own /init script or binary.</text:p>
      <text:p text:style-name="P2"/>
      <text:p text:style-name="P2">2️⃣ Kernel runs /init inside initramfs first.</text:p>
      <text:p text:style-name="P2"/>
      <text:p text:style-name="P2">This /init is not the final systemd yet.</text:p>
      <text:p text:style-name="P2"><text:soft-page-break/></text:p>
      <text:p text:style-name="P2">It’s a small script or binary whose job is to:</text:p>
      <text:p text:style-name="P2"/>
      <text:p text:style-name="P2">Load needed drivers (for disks, LVM, RAID, etc.).</text:p>
      <text:p text:style-name="P2"/>
      <text:p text:style-name="P2">Find and mount the real root filesystem (e.g., /dev/sda2 or /dev/mapper/rhel-root).</text:p>
      <text:p text:style-name="P2"/>
      <text:p text:style-name="P2">3️⃣ Once the real root is ready, that /init inside initramfs does a switch_root (or pivot_root) — this replaces the temporary root with the real one.</text:p>
      <text:p text:style-name="P2"/>
      <text:p text:style-name="P2">4️⃣ Now the kernel can finally see /sbin/init (→ systemd) from the real root filesystem — and executes it as PID 1.</text:p>
      <text:p text:style-name="P2"/>
      <text:p text:style-name="P2">💬 So, in order:</text:p>
      <text:p text:style-name="P2"/>
      <text:p text:style-name="P6">GRUB → Kernel → /init (from initramfs) → switch_root → /sbin/init (systemd)</text:p>
      <text:p text:style-name="P2"/>
      <text:p text:style-name="P2"/>
      <text:p text:style-name="P2">✅ In short:</text:p>
      <text:p text:style-name="P7">The kernel first runs /init from initramfs (in RAM), which mounts the real root filesystem and then starts /sbin/init (systemd) from there.</text:p>
      <text:p text:style-name="P7"/>
      <text:h text:style-name="P8" text:outline-level="3"><text:span text:style-name="T3">🖥️ What is </text:span><text:span text:style-name="Strong_20_Emphasis"><text:span text:style-name="T3">TTY</text:span></text:span><text:span text:style-name="T3">?</text:span></text:h>
      <text:p text:style-name="P9"><text:span text:style-name="Strong_20_Emphasis"><text:span text:style-name="T3">TTY</text:span></text:span><text:span text:style-name="T3"> stands for </text:span><text:span text:style-name="Strong_20_Emphasis"><text:span text:style-name="T3">Teletypewriter</text:span></text:span><text:span text:style-name="T3"> — an old word from when people used physical terminals to talk to big computers.<text:line-break/>In Linux, it now means </text:span><text:span text:style-name="Strong_20_Emphasis"><text:span text:style-name="T3">a text-based terminal</text:span></text:span><text:span text:style-name="T3"> (no GUI).</text:span></text:p>
      <text:p text:style-name="P10"/>
      <text:h text:style-name="P11" text:outline-level="3">🔍 In modern Linux:</text:h>
      <text:list text:style-name="L1">
        <text:list-item>
          <text:p text:style-name="P12"><text:span text:style-name="T3">Each </text:span><text:span text:style-name="Strong_20_Emphasis"><text:span text:style-name="T3">virtual console</text:span></text:span><text:span text:style-name="T3"> (Ctrl + Alt + F1 to F6) is a </text:span><text:span text:style-name="Strong_20_Emphasis"><text:span text:style-name="T3">TTY</text:span></text:span><text:span text:style-name="T3"> — for example:</text:span></text:p>
          <text:list>
            <text:list-item>
              <text:p text:style-name="P12"><text:span text:style-name="Source_20_Text"><text:span text:style-name="T3">tty1</text:span></text:span><text:span text:style-name="T3">, </text:span><text:span text:style-name="Source_20_Text"><text:span text:style-name="T3">tty2</text:span></text:span><text:span text:style-name="T3">, </text:span><text:span text:style-name="Source_20_Text"><text:span text:style-name="T3">tty3</text:span></text:span><text:span text:style-name="T3">, etc.</text:span></text:p>
            </text:list-item>
          </text:list>
        </text:list-item>
        <text:list-item>
          <text:p text:style-name="P12"><text:span text:style-name="T3">Each one gives you a </text:span><text:span text:style-name="Strong_20_Emphasis"><text:span text:style-name="T3">login prompt</text:span></text:span><text:span text:style-name="T3"> you can type in.</text:span></text:p>
        </text:list-item>
        <text:list-item>
          <text:p text:style-name="P12"><text:span text:style-name="T3">The GUI (like GNOME) runs on </text:span><text:span text:style-name="Source_20_Text"><text:span text:style-name="T3">tty1</text:span></text:span><text:span text:style-name="T3"> or </text:span><text:span text:style-name="Source_20_Text"><text:span text:style-name="T3">tty7</text:span></text:span><text:span text:style-name="T3"> depending on your system.</text:span></text:p>
        </text:list-item>
      </text:list>
      <text:p text:style-name="P10"/>
      <text:h text:style-name="P11" text:outline-level="3">🧠 Commands:</text:h>
      <text:list text:style-name="L2">
        <text:list-item>
          <text:p text:style-name="P13">Check which terminal you’re on:</text:p>
          <text:p text:style-name="P14"><text:span text:style-name="Source_20_Text"><text:span text:style-name="T3">tty</text:span></text:span></text:p>
          <text:p text:style-name="P15"><text:soft-page-break/><text:span text:style-name="T3">→ Output might be </text:span><text:span text:style-name="Source_20_Text"><text:span text:style-name="T3">/dev/tty2</text:span></text:span><text:span text:style-name="T3"> or </text:span><text:span text:style-name="Source_20_Text"><text:span text:style-name="T3">/dev/pts/0</text:span></text:span><text:span text:style-name="T3">.</text:span></text:p>
        </text:list-item>
        <text:list-item>
          <text:p text:style-name="P15"><text:span text:style-name="Source_20_Text"><text:span text:style-name="T3">/dev/tty</text:span></text:span><text:span text:style-name="T3"> = current terminal device file.</text:span></text:p>
        </text:list-item>
      </text:list>
      <text:p text:style-name="P10"/>
      <text:p text:style-name="P9"><text:span text:style-name="T3">💬 </text:span><text:span text:style-name="Strong_20_Emphasis"><text:span text:style-name="T3">In short:</text:span></text:span></text:p>
      <text:p text:style-name="P16">A TTY is a text-based login screen or virtual console that lets you interact directly with the system.</text:p>
      <text:p text:style-name="P17"/>
      <text:p text:style-name="P7"/>
      <text:p text:style-name="P7"/>
      <text:p text:style-name="P18">What is bash?</text:p>
      <text:p text:style-name="P19"><text:span text:style-name="T4">Bash can refer to the </text:span>Bourne Again Shell, a command-line interpreter and scripting language for Unix-like operating systems </text:p>
      <text:p text:style-name="P19"/>
      <text:p text:style-name="P20"><text:span text:style-name="Strong_20_Emphasis"><text:span text:style-name="T5">what is </text:span></text:span><text:span text:style-name="Strong_20_Emphasis"><text:span text:style-name="T6">PAM (Pluggable Authentication Modules)</text:span></text:span><text:span text:style-name="T7"> <text:line-break/></text:span>🧍‍♂️ Step 6: Login and Shell Initialization </text:p>
      <text:p text:style-name="P21"><text:span text:style-name="T8"><text:s/>------</text:span><text:span text:style-name="Strong_20_Emphasis">User logs in:</text:span></text:p>
      <text:list text:style-name="L3">
        <text:list-item>
          <text:p text:style-name="P22">You type your <text:span text:style-name="Strong_20_Emphasis">username + password</text:span>.</text:p>
        </text:list-item>
      </text:list>
      <text:p text:style-name="P23"><text:span text:style-name="T9">Pluggable Authentication Modules (PAM) is a framework that provides a flexible and extensible way to manage user authentication and other security-related tasks on a system. It allows system administrators to integrate various authentication mechanisms and security policies without modifying the underlying applications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4:31:58.293826000</meta:creation-date>
    <dc:date>2025-10-31T10:24:42.114025800</dc:date>
    <meta:editing-duration>PT26M37S</meta:editing-duration>
    <meta:editing-cycles>3</meta:editing-cycles>
    <meta:generator>LibreOffice/25.8.1.1$Windows_X86_64 LibreOffice_project/54047653041915e595ad4e45cccea684809c77b5</meta:generator>
    <meta:document-statistic meta:table-count="0" meta:image-count="0" meta:object-count="0" meta:page-count="4" meta:paragraph-count="84" meta:word-count="971" meta:character-count="5997" meta:non-whitespace-character-count="5039"/>
  </office:meta>
</office:document-meta>
</file>